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start" style:justify-single-word="false"/>
      <style:text-properties officeooo:paragraph-rsid="000d75a9"/>
    </style:style>
    <style:style style:name="P2" style:family="paragraph" style:parent-style-name="Standard">
      <style:paragraph-properties fo:line-height="200%" fo:text-align="start" style:justify-single-word="false"/>
      <style:text-properties style:text-underline-style="none" officeooo:paragraph-rsid="001c5943"/>
    </style:style>
    <style:style style:name="P3" style:family="paragraph" style:parent-style-name="Standard">
      <style:paragraph-properties fo:line-height="200%" fo:text-align="center" style:justify-single-word="false"/>
      <style:text-properties style:text-underline-style="solid" style:text-underline-width="auto" style:text-underline-color="font-color" officeooo:rsid="001c5943" officeooo:paragraph-rsid="001c5943"/>
    </style:style>
    <style:style style:name="P4" style:family="paragraph" style:parent-style-name="Standard">
      <style:paragraph-properties fo:line-height="200%" fo:text-align="start" style:justify-single-word="false"/>
      <style:text-properties officeooo:paragraph-rsid="00120956"/>
    </style:style>
    <style:style style:name="P5" style:family="paragraph" style:parent-style-name="Standard">
      <style:paragraph-properties fo:line-height="200%" fo:text-align="start" style:justify-single-word="false"/>
      <style:text-properties officeooo:paragraph-rsid="001d84e1"/>
    </style:style>
    <style:style style:name="T1" style:family="text">
      <style:text-properties officeooo:rsid="000bbd3b"/>
    </style:style>
    <style:style style:name="T2" style:family="text">
      <style:text-properties officeooo:rsid="000d75a9"/>
    </style:style>
    <style:style style:name="T3" style:family="text">
      <style:text-properties style:text-underline-style="none" officeooo:rsid="000d75a9"/>
    </style:style>
    <style:style style:name="T4" style:family="text">
      <style:text-properties style:text-underline-style="none" officeooo:rsid="001660a3"/>
    </style:style>
    <style:style style:name="T5" style:family="text">
      <style:text-properties style:font-name="Times New Roman" fo:font-weight="normal" officeooo:rsid="000d75a9" style:font-weight-asian="normal" style:font-weight-complex="normal"/>
    </style:style>
    <style:style style:name="T6" style:family="text">
      <style:text-properties style:font-name="Times New Roman" fo:font-weight="normal" officeooo:rsid="000f6ba6" style:font-weight-asian="normal" style:font-weight-complex="normal"/>
    </style:style>
    <style:style style:name="T7" style:family="text">
      <style:text-properties style:font-name="Times New Roman" fo:font-weight="normal" officeooo:rsid="0010f0fe" style:font-weight-asian="normal" style:font-weight-complex="normal"/>
    </style:style>
    <style:style style:name="T8" style:family="text">
      <style:text-properties style:font-name="Times New Roman" fo:font-weight="normal" officeooo:rsid="00120956" style:font-weight-asian="normal" style:font-weight-complex="normal"/>
    </style:style>
    <style:style style:name="T9" style:family="text">
      <style:text-properties style:font-name="Times New Roman" fo:font-weight="normal" officeooo:rsid="0013db3f" style:font-weight-asian="normal" style:font-weight-complex="normal"/>
    </style:style>
    <style:style style:name="T10" style:family="text">
      <style:text-properties style:font-name="Times New Roman" fo:font-weight="normal" officeooo:rsid="001660a3" style:font-weight-asian="normal" style:font-weight-complex="normal"/>
    </style:style>
    <style:style style:name="T11" style:family="text">
      <style:text-properties style:font-name="Times New Roman" fo:font-weight="normal" officeooo:rsid="001810ef" style:font-weight-asian="normal" style:font-weight-complex="normal"/>
    </style:style>
    <style:style style:name="T12" style:family="text">
      <style:text-properties style:font-name="Times New Roman" fo:font-weight="normal" officeooo:rsid="001aaa01" style:font-weight-asian="normal" style:font-weight-complex="normal"/>
    </style:style>
    <style:style style:name="T13" style:family="text">
      <style:text-properties style:font-name="Times New Roman" fo:font-weight="normal" officeooo:rsid="001cad59" style:font-weight-asian="normal" style:font-weight-complex="normal"/>
    </style:style>
    <style:style style:name="T14" style:family="text">
      <style:text-properties style:font-name="Times New Roman" fo:font-weight="normal" officeooo:rsid="001d4e45" style:font-weight-asian="normal" style:font-weight-complex="normal"/>
    </style:style>
    <style:style style:name="T15" style:family="text">
      <style:text-properties style:font-name="Times New Roman" fo:font-weight="normal" officeooo:rsid="001d84e1" style:font-weight-asian="normal" style:font-weight-complex="normal"/>
    </style:style>
    <style:style style:name="T16" style:family="text">
      <style:text-properties style:font-name="Times New Roman" fo:font-style="normal" fo:font-weight="normal" officeooo:rsid="0010f0fe" style:font-style-asian="normal" style:font-weight-asian="normal" style:font-style-complex="normal" style:font-weight-complex="normal"/>
    </style:style>
    <style:style style:name="T17" style:family="text">
      <style:text-properties style:font-name="Times New Roman" fo:font-style="normal" fo:font-weight="normal" officeooo:rsid="001cad59" style:font-style-asian="normal" style:font-weight-asian="normal" style:font-style-complex="normal" style:font-weight-complex="normal"/>
    </style:style>
    <style:style style:name="T18" style:family="text">
      <style:text-properties style:font-name="Times New Roman" fo:font-style="normal" fo:font-weight="normal" officeooo:rsid="001d4e45" style:font-style-asian="normal" style:font-weight-asian="normal" style:font-style-complex="normal" style:font-weight-complex="normal"/>
    </style:style>
    <style:style style:name="T19" style:family="text">
      <style:text-properties officeooo:rsid="0014f79c"/>
    </style:style>
    <style:style style:name="T20" style:family="text">
      <style:text-properties officeooo:rsid="001660a3"/>
    </style:style>
    <style:style style:name="T21" style:family="text">
      <style:text-properties officeooo:rsid="001810ef"/>
    </style:style>
    <style:style style:name="T22" style:family="text">
      <style:text-properties officeooo:rsid="001aaa01"/>
    </style:style>
    <style:style style:name="T23" style:family="text">
      <style:text-properties officeooo:rsid="001c5943"/>
    </style:style>
    <style:style style:name="T24" style:family="text">
      <style:text-properties officeooo:rsid="001cad59"/>
    </style:style>
    <style:style style:name="T25" style:family="text">
      <style:text-properties officeooo:rsid="001d84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e Rise and Immediate Fall of the Aquatic Zeppelin</text:p>
      <text:p text:style-name="P2"><text:span text:style-name="T1"><text:tab/></text:span><text:span text:style-name="T2">I think I know what went wrong. </text:span><text:span text:style-name="T1">It was only a matter of time before, </text:span><text:span text:style-name="T23">us, </text:span><text:span text:style-name="T1">the </text:span><text:span text:style-name="T23">e</text:span><text:span text:style-name="T20">ngineers,</text:span><text:span text:style-name="T19"> </text:span><text:span text:style-name="T1">would find out why the aquatic </text:span><text:span text:style-name="T23">z</text:span><text:span text:style-name="T1">eppelin never took off, </text:span><text:span text:style-name="T19">though</text:span><text:span text:style-name="T1"> it submerged quite beautifully, </text:span><text:span text:style-name="T19">and </text:span><text:span text:style-name="T1">never mean</text:span><text:span text:style-name="T19">t</text:span><text:span text:style-name="T1"> to emerge again from the ocean floor. </text:span><text:span text:style-name="T2">The Guinea pigs </text:span><text:span text:style-name="T19">of the experimental vessel </text:span><text:span text:style-name="T21">who were also the navigators at times of need, </text:span><text:span text:style-name="T2">were brought from Equatorial Guinea instead of the less-than-Equatorial Guinea. I should have known they'd complain about the social status and the lack of dental health </text:span><text:span text:style-name="T19">plan. </text:span><text:span text:style-name="T2">Apparently the equatorial bastards were able to convince the hamsters to create a union and by the time of the test </text:span><text:span text:style-name="T19">flight </text:span><text:span text:style-name="T20">they had gone on strike, </text:span><text:span text:style-name="T24">the hamsters that is</text:span><text:span text:style-name="T20">.</text:span></text:p>
      <text:p text:style-name="P2"><text:span text:style-name="T19"><text:s text:c="4"/></text:span><text:span text:style-name="T24">Our</text:span><text:span text:style-name="T2"> </text:span><text:span text:style-name="T20">legal department was comprised of </text:span><text:span text:style-name="T2">lawyers </text:span><text:span text:style-name="T20">who</text:span><text:span text:style-name="T2"> were sea horses instead of sea lions. </text:span><text:span text:style-name="T19">T</text:span><text:span text:style-name="T2">he Equatorial Guinea pigs </text:span><text:span text:style-name="T19">hired</text:span><text:span text:style-name="T2"> hammer</text:span><text:span text:style-name="T23">-head</text:span><text:span text:style-name="T2"> sharks. </text:span><text:span text:style-name="T22">They have</text:span><text:span text:style-name="T2"> </text:span><text:span text:style-name="T19">utiliz</text:span><text:span text:style-name="T22">ed</text:span><text:span text:style-name="T19"> </text:span><text:span text:style-name="T2">an array of </text:span><text:span text:style-name="T23">d</text:span><text:span text:style-name="T2">olphin</text:span><text:span text:style-name="T22">-</text:span><text:span text:style-name="T2">hackers going </text:span><text:span text:style-name="T24">through</text:span><text:span text:style-name="T2"> the DoJ servers and Wikileaks while we were </text:span><text:span text:style-name="T19">merely </text:span><text:span text:style-name="T2">trying to g</text:span><text:span text:style-name="T19">ain</text:span><text:span text:style-name="T2"> access to Google from China. </text:span><text:span text:style-name="T23">These w</text:span><text:span text:style-name="T2">ere bad </text:span><text:span text:style-name="T19">omens</text:span><text:span text:style-name="T2"> to say the least.</text:span></text:p>
      <text:p text:style-name="P2"><text:span text:style-name="T1"><text:s text:c="5"/></text:span><text:span text:style-name="T19">A</text:span><text:span text:style-name="T2">s long as they had the slightest illusion of reaching the goal at the other side of the wheel, </text:span><text:span text:style-name="T19">t</text:span><text:span text:style-name="T2">he </text:span><text:span text:style-name="T24">hamsters in the </text:span><text:span text:style-name="T2">hamster</text:span><text:span text:style-name="T19">-</text:span><text:span text:style-name="T2">driven power convertors were working at full capacity most of the time. Furthermore, the </text:span><text:span text:style-name="T19">E</text:span><text:span text:style-name="T2">lodea</text:span><text:span text:style-name="T19">-</text:span><text:span text:style-name="T2">filled tubes were supplying oxygen next to photoelectric cells absorbing the rest of the visible spectrum</text:span><text:span text:style-name="T19">. </text:span><text:span text:style-name="T24">These were considered “basic necessities” before the strike </text:span><text:span text:style-name="T25">- </text:span><text:span text:style-name="T24">light, electricity and oxygen. Only now, in the post-strike era they were expecting to get paid, and get breaks for smocking mackerel and gambling in the tortoise tracks, chasing the flying lettuce fairy.</text:span></text:p>
      <text:p text:style-name="P1"><text:span text:style-name="T3"><text:s text:c="4"/><text:tab/></text:span><text:span text:style-name="T4"> The manatee </text:span><text:span text:style-name="T3">pilot of the ship, being afraid of heights and water, and claustrophobic in general, aside from lacking </text:span><text:span text:style-name="Strong_20_Emphasis"><text:span text:style-name="T5">Farmmalisity; </text:span></text:span><text:span text:style-name="Strong_20_Emphasis"><text:span text:style-name="T6">which </text:span></text:span><text:span text:style-name="Strong_20_Emphasis"><text:span text:style-name="T10">was</text:span></text:span><text:span text:style-name="Strong_20_Emphasis"><text:span text:style-name="T6"> </text:span></text:span><text:span text:style-name="Strong_20_Emphasis"><text:span text:style-name="T15">a </text:span></text:span><text:span text:style-name="Strong_20_Emphasis"><text:span text:style-name="T6">needed </text:span></text:span><text:span text:style-name="Strong_20_Emphasis"><text:span text:style-name="T15">trait in order </text:span></text:span><text:span text:style-name="T6">to create a militia of hamsters to make the </text:span><text:span text:style-name="T13">z</text:span><text:span text:style-name="T6">eppelin airborne or aqua-dynamic. </text:span><text:span text:style-name="T13">T</text:span><text:span text:style-name="T12">his is done</text:span><text:span text:style-name="T6"> </text:span><text:span text:style-name="T13">through</text:span><text:span text:style-name="T6"> subsonic tidal waves created by </text:span><text:span text:style-name="T13">K</text:span><text:span text:style-name="T6">raken</text:span><text:span text:style-name="T13">s</text:span><text:span text:style-name="T6"> from the Antarctica international </text:span><text:span text:style-name="T7">waters region. In conclusion, next time you hire Guinea pigs for an experimental vessel of any kind, do not and I repeat do not hire the non-non Equatorial Guinea pigs as they might use this double negative in the court of law and claim for</text:span><text:span text:style-name="T16"> antidis</text:span><text:span text:style-name="T17">&lt;crimination&gt; or another word with a</text:span><text:span text:style-name="T18">n inherent</text:span><text:span text:style-name="T17"> double negative</text:span><text:span text:style-name="T7">. </text:span></text:p>
      <text:p text:style-name="P4"><text:soft-page-break/><text:span text:style-name="T8"><text:tab/>I hereby stand by every word and take full responsibility for this atrocity and pray that my next animal driven vehicles will find the right tenors, as I am a weakling when it comes to </text:span><text:span text:style-name="T9">metaphors.</text:span><text:span text:style-name="T8"> </text:span><text:span text:style-name="T13">Also</text:span><text:span text:style-name="T8"> parachute</text:span><text:span text:style-name="T11">-</text:span><text:span text:style-name="T8">based full</text:span><text:span text:style-name="T11">-</text:span><text:span text:style-name="T8">metal tanks of the para-armour 67th division </text:span><text:span text:style-name="T14">(a still nonexistent military unit). But this is something we shall have to remedy.</text:span></text:p>
      <text:p text:style-name="P4"><text:span text:style-name="T14"/></text:p>
      <text:p text:style-name="P5"><text:span text:style-name="T15">By O.O666 a.k.a D.V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2T22:30:34.32</meta:creation-date>
    <dc:date>2013-03-14T19:01:10.32</dc:date>
    <meta:editing-duration>PT2H53M55S</meta:editing-duration>
    <meta:editing-cycles>11</meta:editing-cycles>
    <meta:generator>LibreOffice/3.6$Windows_x86 LibreOffice_project/5b93205-6e6b3fc-7830f6d-c08ad66-1d9bf4</meta:generator>
    <meta:print-date>2012-10-12T23:13:12.21</meta:print-date>
    <meta:document-statistic meta:table-count="0" meta:image-count="0" meta:object-count="0" meta:page-count="2" meta:paragraph-count="7" meta:word-count="448" meta:character-count="2688" meta:non-whitespace-character-count="2229"/>
  </office:meta>
</office:document-meta>
</file>